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" style:family="paragraph" style:parent-style-name="Text_20_body" style:list-style-name="L13">
      <style:paragraph-properties fo:margin-top="0cm" fo:margin-bottom="0cm" fo:line-height="100%" style:writing-mode="lr-tb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7" style:family="paragraph" style:parent-style-name="Text_20_body" style:list-style-name="L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8" style:family="paragraph" style:parent-style-name="Text_20_body" style:list-style-name="L1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9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0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1" style:family="paragraph" style:parent-style-name="Text_20_body" style:list-style-name="L1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15" style:family="paragraph" style:parent-style-name="Text_20_body">
      <style:paragraph-properties fo:margin-left="0cm" fo:margin-right="0cm" fo:margin-top="0cm" fo:margin-bottom="0cm" fo:line-height="100%" fo:text-indent="0cm" style:auto-text-indent="false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6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8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2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3" style:family="text">
      <style:text-properties fo:font-size="13pt" style:font-size-asian="13pt" style:language-asian="ja" style:country-asian="JP" style:font-size-complex="13pt"/>
    </style:style>
    <style:style style:name="T4" style:family="text">
      <style:text-properties fo:color="#ff0000" fo:font-size="15pt" fo:background-color="#f4cccc"/>
    </style:style>
    <style:style style:name="T5" style:family="text">
      <style:text-properties fo:background-color="#ccff66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5">------------------------------------------</text:p>
      <text:p text:style-name="P5">2020年4月19日14:25:13</text:p>
      <text:p text:style-name="P5"/>
      <text:p text:style-name="P5"><text:tab/>search</text:p>
      <text:p text:style-name="P5"><text:tab/><text:tab/>https://www.scientificamerican.com/article/splitting-carbon-dioxide/</text:p>
      <text:p text:style-name="P5"><text:tab/><text:tab/>https://www.quora.com/How-can-carbon-dioxide-be-split-into-carbon-and-oxygen?share=1</text:p>
      <text:p text:style-name="P5"><text:tab/><text:tab/></text:p>
      <text:p text:style-name="P5"><text:tab/></text:p>
      <text:p text:style-name="P5"><text:tab/>next</text:p>
      <text:p text:style-name="P5"><text:tab/><text:tab/>read : 20200419_143113 (bookmark, Tor : "JVE_37#23_co2 / 20200419_143236")</text:p>
      <text:p text:style-name="P5"/>
      <text:p text:style-name="P5"/>
      <text:p text:style-name="P5">------------------------------------------</text:p>
      <text:p text:style-name="P5">2020年4月19日16:04:33</text:p>
      <text:p text:style-name="P5"/>
      <text:p text:style-name="P5"><text:tab/>1]</text:p>
      <text:p text:style-name="P5"><text:tab/>read : 20200419_143113 (bookmark, Tor : "JVE_37#23_co2 / 20200419_143236")</text:p>
      <text:p text:style-name="P5"><text:tab/><text:tab/>https://www.quora.com/How-can-carbon-dioxide-be-split-into-carbon-and-oxygen?share=1<text:tab/>How can carbon dioxide be split into carbon and oxygen? - Quora</text:p>
      <text:p text:style-name="P5"><text:tab/><text:tab/><text:tab/>https://mars.nasa.gov/mars2020/spacecraft/instruments/moxie/</text:p>
      <text:p text:style-name="P5"><text:soft-page-break/><text:tab/><text:tab/><text:tab/>Answered Oct 22, 2018<text:tab/>&lt;== lets follow</text:p>
      <text:p text:style-name="P5"><text:tab/><text:tab/><text:tab/>Leah Sweeney, Curious person.<text:tab/>&lt;== lets follow</text:p>
      <text:p text:style-name="P5"><text:tab/><text:tab/><text:tab/></text:p>
      <text:p text:style-name="P5"><text:tab/><text:tab/>&lt;docs&gt;</text:p>
      <text:p text:style-name="P5"><text:tab/><text:tab/>https://www.solarpaces.org/how-desert-solar-can-fuel-centuries-of-air-travel/</text:p>
      <text:p text:style-name="P5"><text:tab/><text:tab/></text:p>
      <text:p text:style-name="P5"><text:tab/>next</text:p>
      <text:p text:style-name="P5"><text:tab/><text:tab/>continue : bookmarks</text:p>
      <text:p text:style-name="P5"><text:tab/><text:tab/>]16:44:20</text:p>
      <text:p text:style-name="P5"/>
      <text:p text:style-name="P5">------------------------------------------</text:p>
      <text:p text:style-name="P5">2020年4月20日11:46:30</text:p>
      <text:p text:style-name="P5"/>
      <text:p text:style-name="P5"><text:tab/>https://www.solarpaces.org/how-desert-solar-can-fuel-centuries-of-air-travel/<text:tab/>:d-1</text:p>
      <text:p text:style-name="P5"><text:tab/><text:tab/>thermal solar reactor<text:tab/>:w</text:p>
      <text:p text:style-name="P5"><text:tab/><text:tab/>https://zh.wikipedia.org/wiki/费托合成#反应机制<text:tab/>:d-2</text:p>
      <text:p text:style-name="P5"><text:tab/><text:tab/>purge gas</text:p>
      <text:p text:style-name="P5"><text:tab/><text:tab/><text:tab/>https://en.wikipedia.org/wiki/Purging_(gas)</text:p>
      <text:p text:style-name="P5"><text:tab/><text:tab/>addendum<text:tab/>:w</text:p>
      <text:p text:style-name="P5"><text:tab/><text:tab/>ceria <text:tab/>:w</text:p>
      <text:p text:style-name="P5"><text:tab/><text:tab/><text:tab/>https://zh.wikipedia.org/wiki/二氧化铈</text:p>
      <text:p text:style-name="P5"><text:tab/><text:tab/>#1<text:tab/>splitting water and CO2</text:p>
      <text:p text:style-name="P5"><text:tab/><text:tab/></text:p>
      <text:p text:style-name="P5"><text:tab/><text:tab/>next] "Efficiency improvements"</text:p>
      <text:p text:style-name="P5"><text:tab/><text:tab/></text:p>
      <text:p text:style-name="P5"><text:tab/><text:tab/>]12:45:14</text:p>
      <text:p text:style-name="P5"><text:soft-page-break/></text:p>
      <text:p text:style-name="P5">------------------------------------------</text:p>
      <text:p text:style-name="P5">2020年4月21日12:18:57</text:p>
      <text:p text:style-name="P5"><text:tab/>https://www.solarpaces.org/how-desert-solar-can-fuel-centuries-of-air-travel/<text:tab/>:d-1</text:p>
      <text:p text:style-name="P5"><text:tab/><text:tab/>#1<text:tab/>"Efficiency improvements"</text:p>
      <text:p text:style-name="P5"><text:tab/><text:tab/>#2<text:tab/>According to the SOLAR-JET</text:p>
      <text:p text:style-name="P5"><text:tab/><text:tab/></text:p>
      <text:p text:style-name="P5"><text:tab/><text:tab/>doc<text:tab/>https://randy.newairplane.com/2011/09/01/all-in-a-days-work/<text:tab/>:d-2</text:p>
      <text:p text:style-name="P5"><text:tab/><text:tab/>https://en.wikipedia.org/wiki/Environmental_impact_of_aviation#CO₂_emissions_per_passenger_kilometre<text:tab/>:d-3</text:p>
      <text:p text:style-name="P5"><text:tab/><text:tab/>https://duckduckgo.com/?q=boeing+777+co2+emission&amp;t=opera&amp;ia=web</text:p>
      <text:p text:style-name="P5"><text:tab/><text:tab/>https://www.carbonindependent.org/22.html<text:tab/>:d-4</text:p>
      <text:p text:style-name="P5"><text:tab/><text:tab/>https://www.icao.int/environmental-protection/CarbonOffset/Pages/default.aspx</text:p>
      <text:p text:style-name="P5"/>
      <text:p text:style-name="P5"/>
      <text:p text:style-name="P5"><text:tab/>next</text:p>
      <text:p text:style-name="P5"><text:tab/><text:tab/>https://duckduckgo.com/?q=mit+split+co2&amp;t=opera&amp;ia=web</text:p>
      <text:p text:style-name="P5"><text:tab/></text:p>
      <text:p text:style-name="P5"><text:tab/>]13:35:16</text:p>
      <text:p text:style-name="P5"/>
      <text:p text:style-name="P5">------------------------------------------</text:p>
      <text:p text:style-name="P5">2020年4月22日8:39:16</text:p>
      <text:p text:style-name="P5"><text:soft-page-break/>JVEMV6 37#23_4 / 37. miscs of miscs / 23. CO2</text:p>
      <text:p text:style-name="P5"><text:tab/></text:p>
      <text:p text:style-name="P5"><text:tab/>https://aburano-hanashi.kuni-naka.com/1306<text:tab/>:d-1</text:p>
      <text:p text:style-name="P5"><text:tab/><text:tab/>#1<text:tab/>光合成の明反応によって</text:p>
      <text:p text:style-name="P5"><text:tab/><text:tab/>#2<text:tab/>カルビン回路は、二酸化炭素</text:p>
      <text:p text:style-name="P5"><text:tab/><text:tab/>#3<text:tab/>リン酸イオンはこんな構造式</text:p>
      <text:p text:style-name="P5"><text:tab/><text:tab/>#4<text:tab/>（3PG）になります。</text:p>
      <text:p text:style-name="P5"><text:tab/><text:tab/></text:p>
      <text:p text:style-name="P5"><text:tab/>https://ja.wikipedia.org/wiki/リブロース1,5-ビスリン酸カルボキシラーゼ/オキシゲナーゼ<text:tab/>:d-2</text:p>
      <text:p text:style-name="P5"><text:tab/><text:tab/>#1<text:tab/>が正しい呼称である</text:p>
      <text:p text:style-name="P5"><text:tab/></text:p>
      <text:p text:style-name="P5"><text:tab/>https://de.wikipedia.org/wiki/3-Phosphoglycerinsäure<text:tab/>:d-3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/text:p>
      <text:p text:style-name="P5"><text:tab/>]10:20:09</text:p>
      <text:p text:style-name="P5"/>
      <text:p text:style-name="P5">------------------------------------------</text:p>
      <text:p text:style-name="P5">2020年4月22日16:35:20</text:p>
      <text:p text:style-name="P5"/>
      <text:p text:style-name="P5"><text:tab/>https://ja.wikipedia.org/wiki/カルビン回路#カルビン回路の反応<text:tab/>:d-1</text:p>
      <text:p text:style-name="P5"><text:tab/><text:tab/>#1<text:tab/>1,5-ビスリン酸 (RuBP, C5) +</text:p>
      <text:p text:style-name="P5"><text:tab/># https://ja.wikipedia.org/wiki/グリセリン#生合成と代謝<text:tab/>:d-2</text:p>
      <text:p text:style-name="P5"><text:tab/>https://ja.wikipedia.org/wiki/リブロース-1,5-ビスリン酸<text:tab/>:d-3</text:p>
      <text:p text:style-name="P5"><text:tab/><text:tab/>#1<text:tab/>未知の物質であった</text:p>
      <text:p text:style-name="P5"><text:soft-page-break/><text:tab/>https://ko.wikipedia.org/wiki/리불로스_1,5-이중인산<text:tab/>:d-3.1</text:p>
      <text:p text:style-name="P5"><text:tab/>https://zh.wikipedia.org/wiki/1,3-二磷酸甘油酸<text:tab/>:d-4</text:p>
      <text:p text:style-name="P5"><text:tab/><text:tab/>https://de.wikipedia.org/wiki/1,3-Biphosphoglycerinsäure<text:tab/>:d-4.1</text:p>
      <text:p text:style-name="P5"><text:tab/>https://ja.wikipedia.org/wiki/グリセルアルデヒド-3-リン酸<text:tab/>:d-5</text:p>
      <text:p text:style-name="P5"><text:tab/><text:tab/>https://zh.wikipedia.org/wiki/甘油醛3-磷酸<text:tab/>:d-5.1</text:p>
      <text:p text:style-name="P5"><text:tab/><text:tab/>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text:tab/><text:tab/>"グリセルアルデヒド-3-リン酸 (C3) + セドヘプツロース"</text:p>
      <text:p text:style-name="P5"><text:tab/></text:p>
      <text:p text:style-name="P5"><text:tab/>]17:52:10</text:p>
      <text:p text:style-name="P5"/>
      <text:p text:style-name="P5">------------------------------------------</text:p>
      <text:p text:style-name="P5">2020年4月23日8:59:54</text:p>
      <text:p text:style-name="P5"/>
      <text:p text:style-name="P5"><text:tab/>https://ja.wikipedia.org/wiki/カルビン回路#カルビン回路の反応<text:tab/>:d-1</text:p>
      <text:p text:style-name="P5"><text:tab/><text:tab/>#1<text:tab/>"グリセルアルデヒド-3-リン酸 (C3) + セドヘプツロース"</text:p>
      <text:p text:style-name="P5"><text:tab/><text:tab/>https://de.wikipedia.org/wiki/Sedoheptulose-7-phosphat<text:tab/>:d-1.1</text:p>
      <text:p text:style-name="P5"><text:tab/><text:tab/>https://en.wikipedia.org/wiki/Ribose_5-phosphate<text:tab/>:d-1.2</text:p>
      <text:p text:style-name="P5"><text:tab/><text:tab/>https://ko.wikipedia.org/wiki/리보스_5-인산<text:tab/>:d-1.3</text:p>
      <text:p text:style-name="P5"><text:tab/><text:tab/>https://ja.wikipedia.org/wiki/キシルロース-5-リン酸<text:tab/>:d-1.4</text:p>
      <text:p text:style-name="P5"><text:tab/><text:tab/>https://de.wikipedia.org/wiki/Xylulose-5-phosphat<text:tab/>:d-1.5</text:p>
      <text:p text:style-name="P5"><text:tab/><text:tab/>https://ja.wikipedia.org/wiki/ジヒドロキシアセトンリン酸<text:tab/>:d-1.6</text:p>
      <text:p text:style-name="P5"><text:soft-page-break/><text:tab/><text:tab/>https://en.wikipedia.org/wiki/Dihydroxyacetone_phosphate<text:tab/>:d-1.7</text:p>
      <text:p text:style-name="P5"><text:tab/><text:tab/>https://de.wikipedia.org/wiki/Dihydroxyacetonphosphat<text:tab/>:d-1.8</text:p>
      <text:p text:style-name="P5"><text:tab/><text:tab/>https://de.wikipedia.org/wiki/Fructose-1,6-bisphosphat<text:tab/>:d-1.9</text:p>
      <text:p text:style-name="P5"><text:tab/></text:p>
      <text:p text:style-name="P5"><text:tab/>next</text:p>
      <text:p text:style-name="P5"><text:tab/><text:tab/>https://ja.wikipedia.org/wiki/カルビン回路#カルビン回路の反応</text:p>
      <text:p text:style-name="P5"><text:tab/><text:tab/><text:tab/>#2<text:tab/>グリセルアルデヒド3-リン酸 (C3) + フルクトース</text:p>
      <text:p text:style-name="P5"><text:tab/></text:p>
      <text:p text:style-name="P5"><text:tab/>]9:56:58</text:p>
      <text:p text:style-name="P5"/>
      <text:p text:style-name="P5"/>
      <text:p text:style-name="P5">------------------------------------------</text:p>
      <text:p text:style-name="P5">2020年4月26日10:37:40</text:p>
      <text:p text:style-name="P5"/>
      <text:p text:style-name="P5"><text:tab/>https://ja.wikipedia.org/wiki/カルビン回路#カルビン回路の反応</text:p>
      <text:p text:style-name="P5"><text:tab/><text:tab/>#2<text:tab/>グリセルアルデヒド3-リン酸 (C3) + フルクトース</text:p>
      <text:p text:style-name="P5"><text:tab/><text:tab/></text:p>
      <text:p text:style-name="P5"><text:tab/>next</text:p>
      <text:p text:style-name="P5"><text:tab/><text:tab/>https://de.wikipedia.org/wiki/Calvin-Zyklus (M-1.2)</text:p>
      <text:p text:style-name="P5"/>
      <text:p text:style-name="P5"><text:tab/>]11:13:46</text:p>
      <text:p text:style-name="P5"/>
      <text:p text:style-name="P5">------------------------------------------</text:p>
      <text:p text:style-name="P5">2020年4月27日10:00:42</text:p>
      <text:p text:style-name="P5"/>
      <text:p text:style-name="P5"><text:tab/>next</text:p>
      <text:p text:style-name="P5"><text:soft-page-break/><text:tab/><text:tab/>https://ja.wikipedia.org/wiki/カルビン回路#カルビン回路の反応</text:p>
      <text:p text:style-name="P5"><text:tab/><text:tab/><text:tab/>#3<text:tab/>ジヒドロキシアセトンリン酸もそれを起点に</text:p>
      <text:p text:style-name="P5"/>
      <text:p text:style-name="P5"/>
      <text:p text:style-name="P15"/>
      <text:p text:style-name="P5"/>
      <text:p text:style-name="P4"/>
      <text:p text:style-name="P6"><text:span text:style-name="T2">23_X</text:span>--------------------------------------------------------------------</text:p>
      <text:p text:style-name="P16">res free# JVEMV6 37# 23_9 / 37. miscs / 23. CO2 / 20200428_175747</text:p>
      <text:p text:style-name="P6"/>
      <text:p text:style-name="P6">[do] <text:span text:style-name="T4">#_ </text:span></text:p>
      <text:list xml:id="list8274203359132804324" text:style-name="L12">
        <text:list-item>
          <text:p text:style-name="P2">REVIEW </text:p>
        </text:list-item>
        <text:list-item>
          <text:p text:style-name="P2">TASK-1</text:p>
          <text:list>
            <text:list-item>
              <text:p text:style-name="P2">search : <text:a xlink:type="simple" xlink:href="https://duckduckgo.com/?ia=web" text:style-name="Internet_20_link" text:visited-style-name="Visited_20_Internet_20_Link">https://duckduckgo.com/?ia=web</text:a></text:p>
              <text:list>
                <text:list-item>
                  <text:p text:style-name="P2"><text:span text:style-name="T4">#_ </text:span>“二酸化炭素 固定”</text:p>
                </text:list-item>
                <text:list-item>
                  <text:p text:style-name="P2">“<text:span text:style-name="T6">二酸化炭素 光合成 固定量</text:span>”</text:p>
                  <text:list>
                    <text:list-item>
                      <text:p text:style-name="P2"><text:a xlink:type="simple" xlink:href="https://watashinomori.jp/quiz/quiz_17.html" text:style-name="Internet_20_link" text:visited-style-name="Visited_20_Internet_20_Link">https://watashinomori.jp/quiz/quiz_17.html</text:a><text:tab/>:d-1</text:p>
                      <text:list>
                        <text:list-item>
                          <text:p text:style-name="P2">#1<text:tab/>“14kgです”</text:p>
                        </text:list-item>
                        <text:list-item>
                          <text:p text:style-name="P2">#2<text:tab/>自家用乗用車1台か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/>
            </text:list-item>
          </text:list>
        </text:list-item>
      </text:list>
      <text:p text:style-name="P6">[next]</text:p>
      <text:list xml:id="list1542195853778502963" text:style-name="L13">
        <text:list-item>
          <text:p text:style-name="P3"><text:span text:style-name="T1">TASK : q-1 (37#20_9~.[CO2].ods)</text:span></text:p>
        </text:list-item>
      </text:list>
      <text:p text:style-name="P6">[further]</text:p>
      <text:list xml:id="list8838045585537353645" text:style-name="L11">
        <text:list-header>
          <text:p text:style-name="P8"/>
        </text:list-header>
      </text:list>
      <text:p text:style-name="P18"><text:line-break/><text:soft-page-break/><text:span text:style-name="T5">[/ XXX] 20200428_181455</text:span></text:p>
      <text:p text:style-name="P18"/>
      <text:p text:style-name="P4">@@@</text:p>
      <text:p text:style-name="P13"/>
      <text:p text:style-name="P6"><text:span text:style-name="T2">23_X</text:span>--------------------------------------------------------------------</text:p>
      <text:p text:style-name="P16">res free# JVEMV6 37# 23_X / 37. miscs / 23. CO2 / XXX</text:p>
      <text:p text:style-name="P6"/>
      <text:p text:style-name="P6">[do] <text:span text:style-name="T4">#_ </text:span></text:p>
      <text:list xml:id="list255735355312130182" text:style-name="L5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5450626463366218742" text:style-name="L14">
        <text:list-item>
          <text:p text:style-name="P11">TASK</text:p>
        </text:list-item>
      </text:list>
      <text:p text:style-name="P6">[further]</text:p>
      <text:list xml:id="list4585498847118789701" text:style-name="L15">
        <text:list-item>
          <text:p text:style-name="P12"/>
        </text:list-item>
      </text:list>
      <text:p text:style-name="P18"><text:line-break/><text:span text:style-name="T5">[/ XXX] </text:span></text:p>
      <text:p text:style-name="P18"/>
      <text:p text:style-name="P13"/>
      <text:p text:style-name="P13"/>
      <text:p text:style-name="P5">----------------------------------------- [TEMPLATE] 20200427_130632</text:p>
      <text:p text:style-name="P6"><text:span text:style-name="T2">23_X</text:span>--------------------------------------------------------------------</text:p>
      <text:p text:style-name="P16"><text:soft-page-break/>res free# JVEMV6 37# 23_X / 37. miscs / 23. CO2 / XXX</text:p>
      <text:p text:style-name="P6"/>
      <text:p text:style-name="P6">[do] <text:span text:style-name="T4">#_ </text:span></text:p>
      <text:list xml:id="list38378783" text:continue-list="list255735355312130182" text:style-name="L5">
        <text:list-item>
          <text:p text:style-name="P7">REVIEW </text:p>
        </text:list-item>
        <text:list-item>
          <text:p text:style-name="P7">TASK-1</text:p>
        </text:list-item>
        <text:list-item>
          <text:p text:style-name="P7">T-1.1</text:p>
        </text:list-item>
        <text:list-item>
          <text:p text:style-name="P7"/>
        </text:list-item>
      </text:list>
      <text:p text:style-name="P6"/>
      <text:p text:style-name="P6">[next]</text:p>
      <text:list xml:id="list6041681392170826734" text:style-name="L8">
        <text:list-item>
          <text:p text:style-name="P9">TASK</text:p>
        </text:list-item>
      </text:list>
      <text:p text:style-name="P6">[further]</text:p>
      <text:list xml:id="list6380762118213033398" text:style-name="L9">
        <text:list-item>
          <text:p text:style-name="P10"/>
        </text:list-item>
      </text:list>
      <text:p text:style-name="P18"><text:line-break/><text:span text:style-name="T5">[/ XXX] </text:span></text:p>
      <text:p text:style-name="P18"/>
      <text:p text:style-name="P14"/>
      <text:p text:style-name="P6">/ <text:span text:style-name="T3">------------------------------------------------ [TEMPLATE] 20200427_130632 /</text:span></text:p>
      <text:p text:style-name="P6"><text:span text:style-name="T3">------------------------------------------ DOCS (Materials)</text:span></text:p>
      <text:p text:style-name="P6"><text:span text:style-name="T3">https://ja.wikipedia.org/wiki/カルビン回路</text:span></text:p>
      <text:p text:style-name="P6"><text:span text:style-name="T3">https://ja.wikipedia.org/wiki/カルビン回路#カルビン回路の反応</text:span></text:p>
      <text:p text:style-name="P6"><text:span text:style-name="T3">https://de.wikipedia.org/wiki/Calvin-Zyklus</text:span></text:p>
      <text:p text:style-name="P6"><text:span text:style-name="T3"/></text:p>
      <text:p text:style-name="P6"><text:span text:style-name="T3"/></text:p>
      <text:p text:style-name="P6"><text:span text:style-name="T3">-------------------------------------- TOPICS</text:span></text:p>
      <text:p text:style-name="P6"><text:span text:style-name="T3"/></text:p>
      <text:p text:style-name="P6"><text:soft-page-break/><text:span text:style-name="T3"/></text:p>
      <text:p text:style-name="P6"><text:span text:style-name="T3">-------------------------------------- SYMBOLS<text:tab/>20200327_163426</text:span></text:p>
      <text:p text:style-name="P6"><text:span text:style-name="T3">#<text:tab/>complete<text:tab/></text:span></text:p>
      <text:p text:style-name="P6"><text:span text:style-name="T3">*<text:tab/>started reading</text:span></text:p>
      <text:p text:style-name="P6"><text:span text:style-name="T3">%<text:tab/>omit</text:span></text:p>
      <text:p text:style-name="P6"><text:span text:style-name="T3">:w<text:tab/>keywords</text:span></text:p>
      <text:p text:style-name="P6"><text:span text:style-name="T3">:?<text:tab/>want to know</text:span></text:p>
      <text:p text:style-name="P6"><text:span text:style-name="T3">:m<text:tab/>memos</text:span></text:p>
      <text:p text:style-name="P6"><text:span text:style-name="T3">:#1<text:tab/>bookmark</text:span></text:p>
      <text:p text:style-name="P6"><text:span text:style-name="T3">:ref<text:tab/>refered document</text:span></text:p>
      <text:p text:style-name="P6"><text:span text:style-name="T3"/></text:p>
      <text:p text:style-name="P6"><text:span text:style-name="T3"/></text:p>
      <text:p text:style-name="P6"><text:span text:style-name="T3">------------------------------------------ SEARCHES</text:span></text:p>
      <text:p text:style-name="P6"><text:span text:style-name="T3">1<text:tab/>https://duckduckgo.com/?ia=web<text:tab/>二酸化炭素 固定化<text:tab/>2020年4月16日7:13:13</text:span></text:p>
      <text:p text:style-name="P6"><text:span text:style-name="T3">2<text:tab/>https://duckduckgo.com/?ia=web<text:tab/>split CO2<text:tab/>2020年4月19日14:24:57</text:span></text:p>
      <text:p text:style-name="P6"><text:span text:style-name="T3">3<text:tab/>https://duckduckgo.com/?ia=web<text:tab/>光合成　暗反応<text:tab/>2020年4月20日23:28:17</text:span></text:p>
      <text:p text:style-name="P6"><text:span text:style-name="T3"><text:tab/>3.1<text:tab/>https://aburano-hanashi.kuni-naka.com/1306</text:span></text:p>
      <text:p text:style-name="P6"><text:span text:style-name="T3">4<text:tab/>https://duckduckgo.com/?q=mit+split+co2&amp;t=opera&amp;ia=web<text:tab/>2020年4月22日8:39:41</text:span></text:p>
      <text:p text:style-name="P6"><text:span text:style-name="T3"/></text:p>
      <text:p text:style-name="P6"><text:span text:style-name="T3">------------------------------------------ CLOSING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P6"><text:span text:style-name="T3">C:\WORKS_2\a.bat &amp;&amp; pushd "C:\Users\iwabuchiken\Desktop\shortcuts_docs" &amp;&amp; git add -A &amp;&amp; git commit -m ^"(res : JVE_37#23 : CO2) periodical updates^" &amp;&amp; e &amp;&amp; git push origin master</text:span></text:p>
          </table:table-cell>
        </table:table-row>
        <text:soft-page-break/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16"/>
      <text:p text:style-name="P16"/>
      <text:p text:style-name="P1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4-28T18:16:28.54</dc:date>
    <dc:creator>iwabuchi ken</dc:creator>
    <meta:editing-duration>PT40M36S</meta:editing-duration>
    <meta:editing-cycles>15</meta:editing-cycles>
    <meta:generator>OpenOffice/4.1.3$Win32 OpenOffice.org_project/413m1$Build-9783</meta:generator>
    <meta:document-statistic meta:table-count="1" meta:image-count="0" meta:object-count="0" meta:page-count="11" meta:paragraph-count="186" meta:word-count="973" meta:character-count="6024"/>
  </office:meta>
</office:document-meta>
</file>